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The Wonder Coders</text:span></text:p>
            <text:p>Co-founders</text:p>
            <text:p><text:span text:style-name="T2">Sam, Rhys and Fi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o help educate teenagers in reducing the governments debt and the challenges in doing so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urrent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uardian data converted to JSON</text:p>
              </text:list-item>
              <text:list-item>
                <text:p>Interactive JavaScript UI <text:s/></text:p>
              </text:list-item>
              <text:list-item>
                <text:p>Mock-ups of the next stage of 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5.2cm" presentation:class="outline" presentation:user-transformed="true">
          <draw:text-box>
            <text:list text:style-name="L3">
              <text:list-item>
                <text:p>Data extraction</text:p>
              </text:list-item>
              <text:list-item>
                <text:p>Converting CSV into JSON</text:p>
              </text:list-item>
              <text:list-item>
                <text:p>Finding out our first set of data didn't work</text:p>
              </text:list-item>
              <text:list-item>
                <text:p>JSON parsing for JavaScrip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ext Stag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sh to the general public</text:p>
              </text:list-item>
              <text:list-item>
                <text:p>Advance the UI</text:p>
              </text:list-item>
              <text:list-item>
                <text:p>Advance the code logic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4cm" svg:y="8.2cm" presentation:class="title" presentation:user-transformed="true">
          <draw:text-box>
            <text:p>Live Demo</text:p>
          </draw:text-box>
        </draw:frame>
        <draw:frame presentation:style-name="pr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ank You for Listening</text:p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dykes</meta:initial-creator>
    <meta:creation-date>2014-07-31T11:56:02.004000000</meta:creation-date>
    <meta:editing-duration>PT59M14S</meta:editing-duration>
    <meta:editing-cycles>14</meta:editing-cycles>
    <dc:date>2014-07-31T14:25:15.928000000</dc:date>
    <dc:creator>sam dykes</dc:creator>
    <meta:generator>LibreOffice/4.3.0.4$Windows_x86 LibreOffice_project/62ad5818884a2fc2e5780dd45466868d41009ec0</meta:generator>
    <meta:document-statistic meta:object-count="47"/>
  </office:meta>
</office:document-meta>
</file>